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/Pictures/2000000E000000DD000000DDB43ABA64C5FC9CAB.svm" manifest:media-type="image/x-svm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Pictures/2000000E000000DD000000DDB43ABA64C5FC9CAB.svm" manifest:media-type="image/x-svm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Pictures/2000000E000000DD000000DDB43ABA64C5FC9CAB.svm" manifest:media-type="image/x-svm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4mm" svg:height="90.05mm" svg:x="102.95mm" svg:y="2.12mm">
            <draw:object draw:notify-on-update-of-ranges="Sheet1.A2:Sheet1.A12 Sheet1.B2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9.18mm" svg:y="105.83mm">
            <draw:object draw:notify-on-update-of-ranges="Sheet1.A26:Sheet1.A38 Sheet1.B26:Sheet1.B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07.16mm" svg:y="208.1mm">
            <draw:object draw:notify-on-update-of-ranges="Sheet1.A50:Sheet1.A76 Sheet1.B50:Sheet1.B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stance (mm)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text:p>Distance (mm)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Curent (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6" calcext:value-type="float">
            <text:p>0.96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001" calcext:value-type="float">
            <text:p>1.0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01" calcext:value-type="float">
            <text:p>0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5T01:59:24.378371661</meta:creation-date>
    <meta:generator>LibreOffice/6.0.7.3$Linux_X86_64 LibreOffice_project/00m0$Build-3</meta:generator>
    <dc:date>2022-05-05T04:29:18.730747090</dc:date>
    <meta:editing-duration>PT37M58S</meta:editing-duration>
    <meta:editing-cycles>2</meta:editing-cycles>
    <meta:document-statistic meta:table-count="1" meta:cell-count="1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interval-major="0.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9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Fine_20_Dashe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style-name="ch1">
        <chart:title svg:x="5.4cm" svg:y="0.316cm" chart:style-name="ch2">
          <text:p>Measurement along SG 2</text:p>
        </chart:title>
        <chart:plot-area chart:style-name="ch3" table:cell-range-address="Sheet1.A2:Sheet1.B12" svg:x="1.33cm" svg:y="1.275cm" svg:width="14.346cm" svg:height="6.57cm">
          <chartooo:coordinate-region svg:x="1.476cm" svg:y="1.277cm" svg:width="14.106cm" svg:height="5.921cm"/>
          <chart:axis chart:dimension="x" chart:name="primary-x" chart:style-name="ch4">
            <chart:title svg:x="7.401cm" svg:y="8.025cm" chart:style-name="ch5">
              <text:p>Distance (mm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271cm" chart:style-name="ch9">
              <text:p>Current (microAmpere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B2:Sheet1.B12" chart:class="chart:scatter">
            <chart:domain table:cell-range-address="Sheet1.A2:Sheet1.A12"/>
            <chart:regression-curve chart:style-name="ch11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5">
                <text:p>-2.5</text:p>
                <draw:g>
                  <svg:desc>Sheet1.A2:Sheet1.A12</svg:desc>
                </draw:g>
              </table:table-cell>
              <table:table-cell office:value-type="float" office:value="0.01">
                <text:p>0.01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">
                <text:p>-0.5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color="#00a65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69cm" svg:y="0.316cm" chart:style-name="ch2">
          <text:p>Measurement along SG1</text:p>
        </chart:title>
        <chart:plot-area chart:style-name="ch3" table:cell-range-address="Sheet1.A26:Sheet1.B38" svg:x="1.331cm" svg:y="1.275cm" svg:width="14.349cm" svg:height="6.564cm">
          <chartooo:coordinate-region svg:x="1.767cm" svg:y="1.474cm" svg:width="13.727cm" svg:height="5.718cm"/>
          <chart:axis chart:dimension="x" chart:name="primary-x" chart:style-name="ch4">
            <chart:title svg:x="6.106cm" svg:y="8.019cm" chart:style-name="ch5">
              <text:p>Distance from the fiber end (mm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6.308cm" chart:style-name="ch8">
              <text:p>Cuurent (microAmpere)</text:p>
            </chart:title>
            <chart:grid chart:style-name="ch6" chart:class="major"/>
          </chart:axis>
          <chart:series chart:style-name="ch9" chart:values-cell-range-address="Sheet1.B26:Sheet1.B38" chart:class="chart:scatter">
            <chart:domain table:cell-range-address="Sheet1.A26:Sheet1.A38"/>
            <chart:regression-curve chart:style-name="ch10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6:Sheet1.A38</svg:desc>
                </draw:g>
              </table:table-cell>
              <table:table-cell office:value-type="float" office:value="5.38">
                <text:p>5.38</text:p>
                <draw:g>
                  <svg:desc>Sheet1.B26:Sheet1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">
                <text:p>11.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5">
                <text:p>12.5</text:p>
              </table:table-cell>
              <table:table-cell office:value-type="float" office:value="0.32">
                <text:p>0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origin="0" chart:interval-major="0.2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interval-major="0.1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dash" draw:stroke-dash="Ultrafine_20_Dashed" svg:stroke-width="0.08cm" svg:stroke-color="#1c1c1c" draw:fill-color="#1c1c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7cm" svg:y="0.316cm" chart:style-name="ch2">
          <text:p>Measurement along circular scale</text:p>
        </chart:title>
        <chart:plot-area chart:style-name="ch3" table:cell-range-address="Sheet1.A50:Sheet1.B76" svg:x="1.482cm" svg:y="1.665cm" svg:width="13.549cm" svg:height="5.763cm">
          <chartooo:coordinate-region svg:x="2.036cm" svg:y="1.864cm" svg:width="12.854cm" svg:height="4.622cm"/>
          <chart:axis chart:dimension="x" chart:name="primary-x" chart:style-name="ch4">
            <chart:title svg:x="7.537cm" svg:y="7.608cm" chart:style-name="ch5">
              <text:p>Degrees 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602cm" svg:y="6.257cm" chart:style-name="ch9">
              <text:p>Current (MicroAmpere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B50:Sheet1.B76" chart:class="chart:scatter">
            <chart:domain table:cell-range-address="Sheet1.A50:Sheet1.A76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Sheet1.A50:Sheet1.A76</svg:desc>
                </draw:g>
              </table:table-cell>
              <table:table-cell office:value-type="float" office:value="0.011">
                <text:p>0.011</text:p>
                <draw:g>
                  <svg:desc>Sheet1.B50:Sheet1.B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">
                <text:p>-1.8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">
                <text:p>-1.6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4">
                <text:p>-1.4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">
                <text:p>-1.2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">
                <text:p>-0.8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">
                <text:p>-0.6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">
                <text:p>-0.4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">
                <text:p>-0.2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">
                <text:p>0.4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">
                <text:p>1.2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">
                <text:p>1.4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">
                <text:p>1.6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">
                <text:p>1.8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">
                <text:p>2.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2">
                <text:p>3.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">
                <text:p>3.4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